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style style:name="P18" style:family="paragraph" style:parent-style-name="Text_20_body" style:list-style-name="L1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End-to-End Details for ReWardrobe</text:span></text:h>
      <text:p text:style-name="Text_20_body">Here’s the comprehensive breakdown of <text:span text:style-name="Strong_20_Emphasis">ReWardrobe</text:span>, including the concept, business model, workflows, and steps for launching both the physical and online store:</text:p>
      <text:p text:style-name="Horizontal_20_Line"/>
      <text:h text:style-name="Heading_20_3" text:outline-level="3"><text:span text:style-name="Strong_20_Emphasis">1. Business Concept</text:span></text:h>
      <text:p text:style-name="Text_20_body"><text:span text:style-name="Strong_20_Emphasis">ReWardrobe</text:span> is a sustainable, eco-friendly thrift clothing and shoe business that focuses on offering high-quality, pre-owned fashion items. It operates both online and offline, with a unique approach that allows customers to buy and sell used clothing and shoes. The brand is built on the principles of renewal, sustainability, and fashion, with a commitment to reducing waste and promoting a circular economy in fashion.</text:p>
      <text:p text:style-name="Horizontal_20_Line"/>
      <text:h text:style-name="Heading_20_3" text:outline-level="3"><text:span text:style-name="Strong_20_Emphasis">2. Brand Identity</text:span></text:h>
      <text:list xml:id="list3688209921" text:style-name="L1">
        <text:list-item>
          <text:p text:style-name="P2"><text:span text:style-name="Strong_20_Emphasis">Name</text:span>: ReWardrobe </text:p>
        </text:list-item>
        <text:list-item>
          <text:p text:style-name="P2"><text:span text:style-name="Strong_20_Emphasis">Tagline</text:span>: “Sustainable Style Starts Here” </text:p>
        </text:list-item>
        <text:list-item>
          <text:p text:style-name="P2"><text:span text:style-name="Strong_20_Emphasis">Mission</text:span>: To provide sustainable fashion choices by offering pre-owned clothing and shoes while also allowing users to recycle their old clothes. </text:p>
        </text:list-item>
        <text:list-item>
          <text:p text:style-name="P2"><text:span text:style-name="Strong_20_Emphasis">Core Values</text:span>: </text:p>
          <text:list>
            <text:list-item>
              <text:p text:style-name="P2"><text:span text:style-name="Strong_20_Emphasis">Sustainability</text:span>: Fashion that is kind to the planet. </text:p>
            </text:list-item>
            <text:list-item>
              <text:p text:style-name="P2"><text:span text:style-name="Strong_20_Emphasis">Innovation</text:span>: Using technology to streamline the buying and selling process. </text:p>
            </text:list-item>
            <text:list-item>
              <text:p text:style-name="P2"><text:span text:style-name="Strong_20_Emphasis">Community</text:span>: Building a community of eco-conscious customers. </text:p>
            </text:list-item>
            <text:list-item>
              <text:p text:style-name="P1"><text:span text:style-name="Strong_20_Emphasis">Quality</text:span>: High-quality, curated second-hand items. </text:p>
            </text:list-item>
          </text:list>
        </text:list-item>
      </text:list>
      <text:p text:style-name="Horizontal_20_Line"/>
      <text:h text:style-name="Heading_20_3" text:outline-level="3"><text:span text:style-name="Strong_20_Emphasis">3. Business Model</text:span></text:h>
      <text:p text:style-name="Text_20_body"><text:span text:style-name="Strong_20_Emphasis">ReWardrobe</text:span> operates on a <text:span text:style-name="Strong_20_Emphasis">dual marketplace model</text:span>, combining online and offline sales. The key components include:</text:p>
      <text:h text:style-name="Heading_20_4" text:outline-level="4"><text:span text:style-name="Strong_20_Emphasis">Offline Sales (Kiosks &amp; Physical Stores)</text:span></text:h>
      <text:list xml:id="list587714276" text:style-name="L2">
        <text:list-item>
          <text:p text:style-name="P4"><text:span text:style-name="Strong_20_Emphasis">Kiosks Setup</text:span>: Located in popular streets, malls, and commercial areas. Each kiosk will have an employee who manages the scanning and checkout process. </text:p>
        </text:list-item>
        <text:list-item>
          <text:p text:style-name="P4"><text:span text:style-name="Strong_20_Emphasis">Scanning System</text:span>: Employees will scan barcodes on products using a barcode scanner or mobile app to add products to the cart. </text:p>
        </text:list-item>
        <text:list-item>
          <text:p text:style-name="P4"><text:span text:style-name="Strong_20_Emphasis">Offline Checkout Process</text:span>: Customers can pay via cash, card, or digital wallets. The employee enters their ID during checkout to mark it as an offline sale. The payment process remains the same as the online store. </text:p>
        </text:list-item>
        <text:list-item>
          <text:p text:style-name="P3"><text:span text:style-name="Strong_20_Emphasis">Integration with Website</text:span>: Kiosk sales will be recorded in real-time on the website backend to maintain accurate inventory. </text:p>
        </text:list-item>
      </text:list>
      <text:h text:style-name="Heading_20_4" text:outline-level="4"><text:span text:style-name="Strong_20_Emphasis">Online Sales (Website and App)</text:span></text:h>
      <text:list xml:id="list1186318272" text:style-name="L3">
        <text:list-item>
          <text:p text:style-name="P6"><text:span text:style-name="Strong_20_Emphasis">E-commerce Store</text:span>: Customers can browse products (clothes and shoes), view detailed descriptions, and make purchases online. </text:p>
        </text:list-item>
        <text:list-item>
          <text:p text:style-name="P6"><text:soft-page-break/><text:span text:style-name="Strong_20_Emphasis">Product Listings</text:span>: Items for sale will be listed with clear images, size information, and condition. </text:p>
        </text:list-item>
        <text:list-item>
          <text:p text:style-name="P6"><text:span text:style-name="Strong_20_Emphasis">Sell Your Clothes</text:span>: Customers can list their used clothes directly on the website by scanning items through their mobile or uploading pictures. Once verified, items are listed for sale. </text:p>
        </text:list-item>
        <text:list-item>
          <text:p text:style-name="P6"><text:span text:style-name="Strong_20_Emphasis">Payment Integration</text:span>: Secure payment gateway for card payments, UPI, wallets, etc. </text:p>
        </text:list-item>
        <text:list-item>
          <text:p text:style-name="P5"><text:span text:style-name="Strong_20_Emphasis">Delivery</text:span>: Items purchased online will be delivered directly to the customer, while items sold by customers will be picked up from their location. </text:p>
        </text:list-item>
      </text:list>
      <text:p text:style-name="Horizontal_20_Line"/>
      <text:h text:style-name="Heading_20_3" text:outline-level="3"><text:span text:style-name="Strong_20_Emphasis">4. Detailed Workflow</text:span></text:h>
      <text:h text:style-name="Heading_20_4" text:outline-level="4"><text:span text:style-name="Strong_20_Emphasis">A. Customer Flow (Buying Process)</text:span></text:h>
      <text:list xml:id="list3893284245" text:style-name="L4">
        <text:list-item>
          <text:p text:style-name="P7"><text:span text:style-name="Strong_20_Emphasis">Browse Products</text:span>:<text:line-break/>Customers browse through the available collection of pre-owned clothing and shoes. They can filter items by category, size, color, brand, or condition.</text:p>
        </text:list-item>
        <text:list-item>
          <text:p text:style-name="P7"><text:span text:style-name="Strong_20_Emphasis">Add to Cart</text:span>:<text:line-break/>Customers can add items to the cart, review details, and proceed to checkout.</text:p>
        </text:list-item>
        <text:list-item>
          <text:p text:style-name="P7"><text:span text:style-name="Strong_20_Emphasis">Checkout</text:span>:<text:line-break/>At checkout, customers enter their shipping information and apply any discount codes or coupons. They can then proceed to payment.</text:p>
        </text:list-item>
        <text:list-item>
          <text:p text:style-name="P7"><text:span text:style-name="Strong_20_Emphasis">Payment</text:span>:<text:line-break/>Multiple payment options (credit/debit cards, UPI, wallets) are available. Once the payment is successful, the customer receives an order confirmation.</text:p>
        </text:list-item>
        <text:list-item>
          <text:p text:style-name="P7"><text:span text:style-name="Strong_20_Emphasis">Delivery</text:span>:<text:line-break/>Orders are shipped to the customer’s address using a trusted logistics partner.</text:p>
        </text:list-item>
      </text:list>
      <text:p text:style-name="Horizontal_20_Line"/>
      <text:h text:style-name="Heading_20_4" text:outline-level="4"><text:span text:style-name="Strong_20_Emphasis">B. Seller Flow (Selling Process)</text:span></text:h>
      <text:list xml:id="list1472247458" text:style-name="L5">
        <text:list-item>
          <text:p text:style-name="P8"><text:span text:style-name="Strong_20_Emphasis">Sign Up/Sign In</text:span>:<text:line-break/>Customers create an account on <text:span text:style-name="Strong_20_Emphasis">ReWardrobe</text:span> to sell their items.</text:p>
        </text:list-item>
        <text:list-item>
          <text:p text:style-name="P8"><text:span text:style-name="Strong_20_Emphasis">Item Upload</text:span>:<text:line-break/>Sellers can upload their clothing and shoes using a simple interface:</text:p>
          <text:list>
            <text:list-item>
              <text:p text:style-name="P9">Take pictures of the items (or scan barcodes if available). </text:p>
            </text:list-item>
            <text:list-item>
              <text:p text:style-name="P9">Enter the item details: type (clothing/shoes), size, brand, and condition. </text:p>
            </text:list-item>
            <text:list-item>
              <text:p text:style-name="P9">Set a price (or allow ReWardrobe to suggest a price based on the item’s condition and market demand). </text:p>
            </text:list-item>
          </text:list>
        </text:list-item>
        <text:list-item>
          <text:p text:style-name="P8"><text:span text:style-name="Strong_20_Emphasis">Verification</text:span>:<text:line-break/>The items are verified by the ReWardrobe team, who check for quality and authenticity. Once approved, the item is listed on the site.</text:p>
        </text:list-item>
        <text:list-item>
          <text:p text:style-name="P8"><text:span text:style-name="Strong_20_Emphasis">Pickup and Listing</text:span>:<text:line-break/>ReWardrobe arranges for the pickup of the items from the seller's address. Once collected, the items are listed on the site for sale.</text:p>
        </text:list-item>
        <text:list-item>
          <text:p text:style-name="P8"><text:soft-page-break/><text:span text:style-name="Strong_20_Emphasis">Payment</text:span>:<text:line-break/>Sellers are paid after the item sells, either via bank transfer or digital wallets.</text:p>
        </text:list-item>
      </text:list>
      <text:p text:style-name="Horizontal_20_Line"/>
      <text:h text:style-name="Heading_20_3" text:outline-level="3"><text:span text:style-name="Strong_20_Emphasis">5. Technology Stack</text:span></text:h>
      <text:list xml:id="list2666825582" text:style-name="L6">
        <text:list-item>
          <text:p text:style-name="P10"><text:span text:style-name="Strong_20_Emphasis">Website and E-commerce Platform</text:span>:</text:p>
          <text:list>
            <text:list-item>
              <text:p text:style-name="P11"><text:span text:style-name="Strong_20_Emphasis">Frontend</text:span>: React for a dynamic, fast, and responsive user interface. </text:p>
            </text:list-item>
            <text:list-item>
              <text:p text:style-name="P11"><text:span text:style-name="Strong_20_Emphasis">Backend</text:span>: Node.js + Express.js for server-side management, and MongoDB for the database. </text:p>
            </text:list-item>
            <text:list-item>
              <text:p text:style-name="P11"><text:span text:style-name="Strong_20_Emphasis">Payment Gateway</text:span>: Razorpay or Stripe for secure payment integration. </text:p>
            </text:list-item>
            <text:list-item>
              <text:p text:style-name="P11"><text:span text:style-name="Strong_20_Emphasis">Shipping</text:span>: Integration with logistics services like Shiprocket or Delhivery for shipping management. </text:p>
            </text:list-item>
          </text:list>
        </text:list-item>
        <text:list-item>
          <text:p text:style-name="P10"><text:span text:style-name="Strong_20_Emphasis">Offline Kiosk System</text:span>:</text:p>
          <text:list>
            <text:list-item>
              <text:p text:style-name="P11"><text:span text:style-name="Strong_20_Emphasis">Kiosk App</text:span>: A mobile app or web app that allows employees to scan barcodes and manage sales. </text:p>
            </text:list-item>
            <text:list-item>
              <text:p text:style-name="P11"><text:span text:style-name="Strong_20_Emphasis">Real-Time Sync</text:span>: Sync inventory and sales data between the kiosk and the online store to keep stock updated. </text:p>
            </text:list-item>
            <text:list-item>
              <text:p text:style-name="P10"><text:span text:style-name="Strong_20_Emphasis">Barcode Scanners</text:span>: Employees will use scanners or mobile devices with scanning capabilities. </text:p>
            </text:list-item>
          </text:list>
        </text:list-item>
      </text:list>
      <text:p text:style-name="Horizontal_20_Line"/>
      <text:h text:style-name="Heading_20_3" text:outline-level="3"><text:span text:style-name="Strong_20_Emphasis">6. Marketing &amp; Sales Strategy</text:span></text:h>
      <text:list xml:id="list3901951310" text:style-name="L7">
        <text:list-item>
          <text:p text:style-name="P12"><text:span text:style-name="Strong_20_Emphasis">Digital Marketing</text:span>:</text:p>
          <text:list>
            <text:list-item>
              <text:p text:style-name="P13">Use social media platforms (Instagram, Facebook) to showcase products, engage with customers, and promote sustainability. </text:p>
            </text:list-item>
            <text:list-item>
              <text:p text:style-name="P13">Influencer partnerships with eco-conscious influencers to highlight the brand’s message. </text:p>
            </text:list-item>
            <text:list-item>
              <text:p text:style-name="P13">Content marketing focused on fashion sustainability, how-to guides on reselling clothes, and eco-friendly fashion tips. </text:p>
            </text:list-item>
          </text:list>
        </text:list-item>
        <text:list-item>
          <text:p text:style-name="P12"><text:span text:style-name="Strong_20_Emphasis">Loyalty Program</text:span>:</text:p>
          <text:list>
            <text:list-item>
              <text:p text:style-name="P13">Introduce a loyalty system where customers earn points for every purchase or sale they make, which can be redeemed for discounts. </text:p>
            </text:list-item>
          </text:list>
        </text:list-item>
        <text:list-item>
          <text:p text:style-name="P12"><text:span text:style-name="Strong_20_Emphasis">Offline Promotions</text:span>:</text:p>
          <text:list>
            <text:list-item>
              <text:p text:style-name="P13">Partner with local events, pop-up shops, and eco-friendly campaigns to build brand awareness. </text:p>
            </text:list-item>
            <text:list-item>
              <text:p text:style-name="P12">Offer in-store discounts for customers who bring their old clothes to sell. </text:p>
            </text:list-item>
          </text:list>
        </text:list-item>
      </text:list>
      <text:p text:style-name="Horizontal_20_Line"/>
      <text:h text:style-name="Heading_20_3" text:outline-level="3"><text:span text:style-name="Strong_20_Emphasis">7. Key Features of the Website</text:span></text:h>
      <text:list xml:id="list754609209" text:style-name="L8">
        <text:list-item>
          <text:p text:style-name="P14"><text:span text:style-name="Strong_20_Emphasis">User Profiles</text:span>:<text:line-break/>Allow customers to create and manage their profiles for buying and selling.</text:p>
        </text:list-item>
        <text:list-item>
          <text:p text:style-name="P14"><text:soft-page-break/><text:span text:style-name="Strong_20_Emphasis">Search &amp; Filters</text:span>:<text:line-break/>Enable users to search and filter products by type, size, color, and price range.</text:p>
        </text:list-item>
        <text:list-item>
          <text:p text:style-name="P14"><text:span text:style-name="Strong_20_Emphasis">Ratings and Reviews</text:span>:<text:line-break/>Let customers leave feedback and rate products based on quality and condition.</text:p>
        </text:list-item>
        <text:list-item>
          <text:p text:style-name="P14"><text:span text:style-name="Strong_20_Emphasis">Easy Checkout</text:span>:<text:line-break/>Provide a seamless checkout experience with multiple payment options, including promo codes.</text:p>
        </text:list-item>
        <text:list-item>
          <text:p text:style-name="P14"><text:span text:style-name="Strong_20_Emphasis">Sell Your Clothes</text:span>:<text:line-break/>A simple interface to upload and manage second-hand items for sale.</text:p>
        </text:list-item>
        <text:list-item>
          <text:p text:style-name="P14"><text:span text:style-name="Strong_20_Emphasis">Cart and Wishlist</text:span>:<text:line-break/>Enable users to save items for later purchase or add them to the cart for immediate checkout.</text:p>
        </text:list-item>
      </text:list>
      <text:p text:style-name="Horizontal_20_Line"/>
      <text:h text:style-name="Heading_20_3" text:outline-level="3"><text:span text:style-name="Strong_20_Emphasis">8. Launch Plan</text:span></text:h>
      <text:list xml:id="list687045863" text:style-name="L9">
        <text:list-item>
          <text:p text:style-name="P15"><text:span text:style-name="Strong_20_Emphasis">Phase 1: Setup and Initial Branding</text:span></text:p>
          <text:list>
            <text:list-item>
              <text:p text:style-name="P16">Finalize the brand name, logo, and tagline. </text:p>
            </text:list-item>
            <text:list-item>
              <text:p text:style-name="P16">Develop the website and offline kiosk setup. </text:p>
            </text:list-item>
            <text:list-item>
              <text:p text:style-name="P16">Choose physical locations for kiosks. </text:p>
            </text:list-item>
          </text:list>
        </text:list-item>
        <text:list-item>
          <text:p text:style-name="P15"><text:span text:style-name="Strong_20_Emphasis">Phase 2: Soft Launch</text:span></text:p>
          <text:list>
            <text:list-item>
              <text:p text:style-name="P16">Run a limited launch in select cities to test the website and kiosks. </text:p>
            </text:list-item>
            <text:list-item>
              <text:p text:style-name="P16">Offer promotions to attract early customers and sellers. </text:p>
            </text:list-item>
          </text:list>
        </text:list-item>
        <text:list-item>
          <text:p text:style-name="P15"><text:span text:style-name="Strong_20_Emphasis">Phase 3: Full Launch</text:span></text:p>
          <text:list>
            <text:list-item>
              <text:p text:style-name="P16">Expand online and offline presence to more cities. </text:p>
            </text:list-item>
            <text:list-item>
              <text:p text:style-name="P16">Implement digital marketing campaigns and influencer collaborations. </text:p>
            </text:list-item>
          </text:list>
        </text:list-item>
        <text:list-item>
          <text:p text:style-name="P15"><text:span text:style-name="Strong_20_Emphasis">Phase 4: Ongoing Marketing and Customer Engagement</text:span></text:p>
          <text:list>
            <text:list-item>
              <text:p text:style-name="P16">Regularly update the inventory and run seasonal promotions. </text:p>
            </text:list-item>
            <text:list-item>
              <text:p text:style-name="P15">Keep engaging with customers through content, sales, and community building. </text:p>
            </text:list-item>
          </text:list>
        </text:list-item>
      </text:list>
      <text:p text:style-name="Horizontal_20_Line"/>
      <text:h text:style-name="Heading_20_3" text:outline-level="3"><text:span text:style-name="Strong_20_Emphasis">9. Long-Term Goals</text:span></text:h>
      <text:list xml:id="list4006575073" text:style-name="L10">
        <text:list-item>
          <text:p text:style-name="P18"><text:span text:style-name="Strong_20_Emphasis">Expand to More Cities</text:span>: Scale the physical kiosks to key cities across India. </text:p>
        </text:list-item>
        <text:list-item>
          <text:p text:style-name="P18"><text:span text:style-name="Strong_20_Emphasis">Sustainability Initiatives</text:span>: Partner with environmental organizations to promote responsible fashion consumption. </text:p>
        </text:list-item>
        <text:list-item>
          <text:p text:style-name="P17"><text:span text:style-name="Strong_20_Emphasis">International Expansion</text:span>: Eventually, expand to other markets with similar eco-friendly and thrift fashion demands. </text:p>
        </text:list-item>
      </text:list>
      <text:p text:style-name="Horizontal_20_Line"/>
      <text:h text:style-name="Heading_20_3" text:outline-level="3"><text:span text:style-name="Strong_20_Emphasis">10. Summary</text:span></text:h>
      <text:p text:style-name="Text_20_body">ReWardrobe is a hybrid business that blends offline and online shopping, enabling customers to buy and sell pre-owned clothing and shoes. Through a seamless integration between the website and <text:soft-page-break/>kiosks, it promotes sustainable fashion and helps reduce the environmental impact of fast fashion. By offering easy-to-use selling features and convenient online shopping experiences, ReWardrobe aims to revolutionize the way people think about fashion.</text:p>
      <text:p text:style-name="Horizontal_20_Line"/>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3:47:58.222049547</meta:creation-date>
    <dc:date>2024-12-30T23:48:51.447555651</dc:date>
    <meta:editing-duration>PT53S</meta:editing-duration>
    <meta:editing-cycles>1</meta:editing-cycles>
    <meta:generator>LibreOffice/7.3.7.2$Linux_X86_64 LibreOffice_project/30$Build-2</meta:generator>
    <meta:document-statistic meta:table-count="0" meta:image-count="0" meta:object-count="0" meta:page-count="5" meta:paragraph-count="89" meta:word-count="1185" meta:character-count="7610" meta:non-whitespace-character-count="6539"/>
  </office:meta>
</office:document-meta>
</file>